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OfficerTable" style:family="table">
      <style:table-properties style:width="6.4493in" fo:margin-left="0.4799in" fo:margin-right="-0.0042in" table:align="margins" style:writing-mode="lr-tb"/>
    </style:style>
    <style:style style:name="OfficerTable.A" style:family="table-column">
      <style:table-column-properties style:column-width="2.8958in" style:rel-column-width="29426*"/>
    </style:style>
    <style:style style:name="OfficerTable.B" style:family="table-column">
      <style:table-column-properties style:column-width="3.5535in" style:rel-column-width="36109*"/>
    </style:style>
    <style:style style:name="OfficerTable.A1" style:family="table-cell">
      <style:table-cell-properties fo:padding="0.0382in" fo:border="none"/>
    </style:style>
    <style:style style:name="P1" style:family="paragraph" style:parent-style-name="Normal_20__28_Web_29_">
      <style:paragraph-properties fo:margin-left="2.6299in" fo:margin-right="0in" fo:margin-top="0in" fo:margin-bottom="0in" fo:text-indent="0in" style:auto-text-indent="false"/>
    </style:style>
    <style:style style:name="P2" style:family="paragraph" style:parent-style-name="Normal_20__28_Web_29_">
      <style:paragraph-properties fo:margin-left="2.6299in" fo:margin-right="0in" fo:margin-top="0in" fo:margin-bottom="0in" fo:text-indent="0in" style:auto-text-indent="false"/>
      <style:text-properties style:font-name="Times New Roman" fo:font-size="12pt" style:font-size-asian="12pt" style:font-size-complex="12pt"/>
    </style:style>
    <style:style style:name="P3" style:family="paragraph" style:parent-style-name="Normal_20__28_Web_29_">
      <style:paragraph-properties fo:margin-left="2.6299in" fo:margin-right="0in" fo:margin-top="0.1945in" fo:margin-bottom="0in" fo:text-indent="0in" style:auto-text-indent="false"/>
    </style:style>
    <style:style style:name="P4" style:family="paragraph" style:parent-style-name="Normal_20__28_Web_29_">
      <style:paragraph-properties fo:margin-top="0.1945in" fo:margin-bottom="0in"/>
    </style:style>
    <style:style style:name="P5"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Normal_20__28_Web_29_">
      <style:paragraph-properties fo:margin-top="0.1945in" fo:margin-bottom="0in" fo:line-height="200%"/>
    </style:style>
    <style:style style:name="P7" style:family="paragraph" style:parent-style-name="Normal_20__28_Web_29_">
      <style:paragraph-properties fo:margin-top="0.1945in" fo:margin-bottom="0in" fo:text-align="end" style:justify-single-word="false"/>
    </style:style>
    <style:style style:name="P8" style:family="paragraph" style:parent-style-name="Normal_20__28_Web_29_">
      <style:paragraph-properties fo:margin-top="0.1945in" fo:margin-bottom="0in" fo:text-align="center" style:justify-single-word="false" fo:break-before="page"/>
      <style:text-properties style:text-underline-style="solid" style:text-underline-width="auto" style:text-underline-color="font-color" fo:font-weight="bold" style:font-weight-asian="bold" style:font-weight-complex="bold"/>
    </style:style>
    <style:style style:name="P9" style:family="paragraph" style:parent-style-name="Normal_20__28_Web_29_">
      <style:paragraph-properties fo:margin-top="0.1945in" fo:margin-bottom="0in" fo:line-height="200%" fo:background-color="transparent">
        <style:background-image/>
      </style:paragraph-properties>
    </style:style>
    <style:style style:name="P10"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11"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12" style:family="paragraph" style:parent-style-name="Standard">
      <style:paragraph-properties fo:margin-left="3.0626in" fo:margin-right="0in" fo:margin-top="0in" fo:margin-bottom="0in" style:line-height-at-least="0.0693in" fo:text-indent="0in" style:auto-text-indent="false"/>
      <style:text-properties style:font-name="Times New Roman" fo:font-size="12pt" style:font-size-asian="12pt" style:font-size-complex="12pt"/>
    </style:style>
    <style:style style:name="P13"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Times New Roman" fo:font-size="12pt" style:font-size-asian="12pt" style:font-size-complex="12pt"/>
    </style:style>
    <style:style style:name="P15"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16" style:family="paragraph" style:parent-style-name="Standard">
      <style:paragraph-properties fo:line-height="200%"/>
      <style:text-properties style:font-name="Times New Roman" fo:font-size="12pt" style:font-size-asian="12pt" style:font-size-complex="12pt"/>
    </style:style>
    <style:style style:name="P17"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18" style:family="paragraph" style:parent-style-name="Standard">
      <style:text-properties style:font-name="Arial" fo:font-size="4pt" style:font-size-asian="4pt" style:font-size-complex="4pt"/>
    </style:style>
    <style:style style:name="P19" style:family="paragraph" style:parent-style-name="Text_20_body">
      <style:paragraph-properties fo:line-height="150%" fo:text-align="center" style:justify-single-word="false" fo:break-before="page"/>
      <style:text-properties fo:font-weight="bold"/>
    </style:style>
    <style:style style:name="P20" style:family="paragraph" style:parent-style-name="Text_20_body">
      <style:paragraph-properties fo:line-height="150%"/>
    </style:style>
    <style:style style:name="P21" style:family="paragraph" style:parent-style-name="Text_20_body">
      <style:paragraph-properties fo:line-height="150%" fo:text-align="center" style:justify-single-word="false"/>
    </style:style>
    <style:style style:name="P22" style:family="paragraph" style:parent-style-name="Text_20_body">
      <style:paragraph-properties fo:line-height="150%" fo:text-align="center" style:justify-single-word="false"/>
      <style:text-properties fo:font-size="14pt" style:text-underline-style="solid" style:text-underline-width="auto" style:text-underline-color="font-color" fo:font-weight="bold"/>
    </style:style>
    <style:style style:name="P23" style:family="paragraph" style:parent-style-name="Text_20_body">
      <style:paragraph-properties fo:line-height="200%"/>
    </style:style>
    <style:style style:name="P24" style:family="paragraph" style:parent-style-name="Text_20_body">
      <style:paragraph-properties fo:line-height="200%" fo:text-align="center" style:justify-single-word="false"/>
    </style:style>
    <style:style style:name="P25" style:family="paragraph" style:parent-style-name="Standard">
      <style:paragraph-properties fo:margin-left="0in" fo:margin-right="0in" fo:margin-top="0in" fo:margin-bottom="0in" fo:text-align="center" style:justify-single-word="false" fo:text-indent="0in" style:auto-text-indent="false" fo:break-before="page"/>
      <style:text-properties style:font-name="Arial" fo:font-size="15pt" fo:font-weight="bold" style:font-size-asian="15pt" style:font-weight-asian="bold" style:font-size-complex="15pt" style:font-weight-complex="bold"/>
    </style:style>
    <style:style style:name="P26" style:family="paragraph" style:parent-style-name="Standard">
      <style:paragraph-properties fo:margin-top="0.1in" fo:margin-bottom="0.1in" fo:text-align="center" style:justify-single-word="false"/>
      <style:text-properties fo:font-variant="small-caps" style:font-name="Eras Demi ITC" fo:font-size="14pt" style:font-size-asian="14pt" style:font-size-complex="14pt"/>
    </style:style>
    <style:style style:name="P27" style:family="paragraph" style:parent-style-name="Standard">
      <style:paragraph-properties fo:margin-left="0.25in" fo:margin-right="0.25in"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style:text-underline-style="solid" style:text-underline-width="auto" style:text-underline-color="font-color"/>
    </style:style>
    <style:style style:name="P28" style:family="paragraph" style:parent-style-name="Standard">
      <style:paragraph-properties fo:margin-left="0.25in" fo:margin-right="0.25in" fo:margin-top="0.05in" fo:margin-bottom="0in" fo:text-align="start" style:justify-single-word="false" fo:text-indent="0in" style:auto-text-indent="false" fo:background-color="#e6e6e6" fo:padding="0.0598in" fo:border="0.0138in solid #000000" style:shadow="#808080 0.0701in 0.0701in">
        <style:drop-cap/>
        <style:background-image/>
      </style:paragraph-properties>
    </style:style>
    <style:style style:name="P29"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30"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31" style:family="paragraph" style:parent-style-name="Text_20_body">
      <style:paragraph-properties fo:margin-left="2.6146in" fo:margin-right="0in" fo:margin-top="0in" fo:margin-bottom="0in" fo:text-indent="0in" style:auto-text-indent="false"/>
    </style:style>
    <style:style style:name="P32" style:family="paragraph" style:parent-style-name="Standard">
      <style:paragraph-properties fo:margin-top="0.0598in" fo:margin-bottom="0in" fo:line-height="100%"/>
      <style:text-properties style:font-name="Eras Medium ITC" fo:font-size="12pt" style:font-size-asian="12pt" style:font-size-complex="12pt"/>
    </style:style>
    <style:style style:name="P33" style:family="paragraph" style:parent-style-name="Standard">
      <style:paragraph-properties fo:margin-top="0.0598in" fo:margin-bottom="0in" fo:line-height="100%"/>
    </style:style>
    <style:style style:name="P34"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5"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6" style:family="paragraph" style:parent-style-name="Standard">
      <style:paragraph-properties fo:margin-top="0.05in" fo:margin-bottom="0in" fo:line-height="100%"/>
      <style:text-properties style:font-name="Eras Medium ITC" fo:font-size="12pt" style:font-size-asian="12pt" style:font-size-complex="12pt"/>
    </style:style>
    <style:style style:name="P37" style:family="paragraph" style:parent-style-name="Horizontal_20_Line">
      <style:paragraph-properties fo:margin-top="0in" fo:margin-bottom="0in" fo:line-height="100%"/>
      <style:text-properties fo:font-size="6pt" style:font-size-asian="6pt" style:font-size-complex="6pt"/>
    </style:style>
    <style:style style:name="P38" style:family="paragraph" style:parent-style-name="Standard" style:master-page-name="WelcomePage">
      <style:paragraph-properties fo:margin-top="0.1945in" fo:margin-bottom="0in" fo:text-align="center" style:justify-single-word="false" style:page-number="auto"/>
      <style:text-properties style:font-name="Eras Bold ITC" fo:font-size="18pt" fo:font-weight="bold" style:font-size-asian="18pt" style:font-weight-asian="bold" style:font-size-complex="18pt" style:font-weight-complex="bold"/>
    </style:style>
    <style:style style:name="P39" style:family="paragraph" style:parent-style-name="Standard" style:master-page-name="Standard">
      <style:paragraph-properties fo:line-height="150%" fo:text-align="center" style:justify-single-word="false" style:page-number="auto" fo:break-before="page"/>
      <style:text-properties style:font-name="Times New Roman" fo:font-size="12pt" fo:font-weight="bold" style:font-size-asian="12pt" style:font-weight-asian="bold" style:font-size-complex="12pt" style:font-weight-complex="bold"/>
    </style:style>
    <style:style style:name="T1" style:family="text">
      <style:text-properties style:font-name="Eras Medium ITC" style:text-underline-style="none"/>
    </style:style>
    <style:style style:name="T2" style:family="text">
      <style:text-properties style:font-name="Eras Medium ITC" fo:font-size="12pt" style:font-size-asian="12pt" style:font-size-complex="12pt"/>
    </style:style>
    <style:style style:name="T3" style:family="text">
      <style:text-properties fo:color="#dc2300" style:font-name="Eras Medium ITC" style:text-underline-style="solid" style:text-underline-width="auto" style:text-underline-color="font-color"/>
    </style:style>
    <style:style style:name="T4" style:family="text">
      <style:text-properties fo:color="#dc2300" style:font-name="Eras Medium ITC" fo:font-size="12pt" fo:font-weight="bold" style:font-size-asian="12pt" style:font-weight-asian="bold" style:font-size-complex="12pt"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Welcome To WyomingRegisteredAgent.com!</text:p>
      <text:p text:style-name="P26">Thank you for your purchase. In this package you will find the following:</text:p>
      <text:p text:style-name="P27">Articles of Incorporation</text:p>
      <text:p text:style-name="P28"><text:span text:style-name="T1">These are the filed and approved documents from the Wyoming Secretary of State which should be kept in a safe place with your other corporate documents.</text:span> </text:p>
      <text:p text:style-name="P18"/>
      <text:p text:style-name="P27">Appointment of Initial Director &amp; Undated Resignation of Director</text:p>
      <text:p text:style-name="P28"><text:span text:style-name="T1">Since WyomingRegisteredAgent.com signed the Articles of Incorporation as the incorporator, this resolution appoints the nominee as the director when the incorporator resigns. When you want the nominee director to resign, simply put the date on the Resignation of Director form, and keep with the rest of your corporate documents.</text:span> </text:p>
      <text:p text:style-name="P18"/>
      <text:p text:style-name="P27">Bank Resolution</text:p>
      <text:p text:style-name="P28"><text:span text:style-name="T1">The nominee director authorizes you to open a bank account with this resolution. Present this to the bank when you are opening an account so they recognize that you are authorized to sign on behalf of the corporation. </text:span><text:s/></text:p>
      <text:p text:style-name="P18"/>
      <text:p text:style-name="P27">Resignation of Incorporator</text:p>
      <text:p text:style-name="P28"><text:span text:style-name="T1">Since we signed the Articles of Incorporation as the incorporator, this document shows we are no longer acting on behalf of your company. </text:span><text:span text:style-name="T3">We are still your registered agent.</text:span> </text:p>
      <text:p text:style-name="P37"/>
      <text:p text:style-name="P34">Manage Your Account Online</text:p>
      <text:p text:style-name="P29">Go to http://my.wyomingregisteredagent.com/user/password</text:p>
      <text:p text:style-name="P30">User Name: [onshow.username]</text:p>
      <text:p text:style-name="P30">To have your password emailed to you.</text:p>
      <text:p text:style-name="P36">You can manage your account online to keep up to date on the status of your LLC, find out when annual reports are due, make changes to your mailing address and access a library of over 1,000 corporate resolutions.</text:p>
      <text:p text:style-name="P37"/>
      <text:p text:style-name="P34">When Your Annual Report is Due</text:p>
      <text:p text:style-name="P32">Your annual report is due on the first day of the month of organization every year. WyomingRegisteredAgent.com will notify you by both mail and email approximately 45 days before your annual report is due.</text:p>
      <text:p text:style-name="P37"/>
      <text:p text:style-name="P35">Questions &amp; Support</text:p>
      <text:p text:style-name="P33"><text:span text:style-name="T2">For the fastest response to your problems and questions, please send an email to </text:span><text:span text:style-name="T4">support@wyomingregisteredagent.com</text:span><text:span text:style-name="T2">. Alternatively, contact us by phone at 1.307.637.5151</text:span></text:p>
      <text:p text:style-name="P25"/>
      <text:p text:style-name="P5"/>
      <text:p text:style-name="P5">RESIGNATION OF INCORPORATOR</text:p>
      <text:p text:style-name="P6"/>
      <text:p text:style-name="P4">WyomingRegisteredAgent.com Inc. does hereby resign as incorporator of <text:bookmark text:name="CompanyName"/>[onshow.company_name], a Wyoming corporation, effective this day <text:date style:data-style-name="N76" text:date-value="2013-01-02T11:08:14.58">January 2, 2013</text:date>.</text:p>
      <text:p text:style-name="P7"/>
      <text:p text:style-name="P3"/>
      <text:p text:style-name="P1">By: ___________________________________</text:p>
      <text:p text:style-name="P1">Name: Rose Garcia</text:p>
      <text:p text:style-name="P1">Title: Assistant Secretary</text:p>
      <text:p text:style-name="P1">WyomingRegisteredAgent.com, Inc.</text:p>
      <text:p text:style-name="P1"/>
      <text:p text:style-name="P19">Resolution Of INCORPORATOR<text:line-break/>TO APPOINT DIRECTORS for</text:p>
      <text:p text:style-name="P21"> </text:p>
      <text:p text:style-name="P22">[onshow.company_name]</text:p>
      <text:p text:style-name="P21">A Wyoming Corporation (hereafter “corporation”)</text:p>
      <text:p text:style-name="P21"> </text:p>
      <text:p text:style-name="P20">The Incorporator of the above named corporation hereby appoints the following people to the Board of Directors of the corporation:</text:p>
      <table:table table:name="OfficerTable" table:style-name="OfficerTable">
        <table:table-column table:style-name="OfficerTable.A"/>
        <table:table-column table:style-name="OfficerTable.B"/>
        <table:table-header-rows>
          <table:table-row>
            <table:table-cell table:style-name="OfficerTable.A1" office:value-type="string">
              <text:p text:style-name="P10">Name</text:p>
            </table:table-cell>
            <table:table-cell table:style-name="OfficerTable.A1" office:value-type="string">
              <text:p text:style-name="P10">Address</text:p>
            </table:table-cell>
          </table:table-row>
        </table:table-header-rows>
        <table:table-row>
          <table:table-cell table:style-name="OfficerTable.A1" office:value-type="string">
            <text:p text:style-name="P11">Wyoming Executive Management Corp.</text:p>
          </table:table-cell>
          <table:table-cell table:style-name="OfficerTable.A1" office:value-type="string">
            <text:p text:style-name="P11">2510 Warren Avenue, Cheyenne, Wyoming 82001</text:p>
          </table:table-cell>
        </table:table-row>
      </table:table>
      <text:p text:style-name="Standard"/>
      <text:p text:style-name="Standard"/>
      <text:p text:style-name="P20">  </text:p>
      <text:p text:style-name="P23">Adopted and resolved by the Incorporator of the corporation this <text:date style:data-style-name="N76" text:date-value="2013-01-02T11:08:14.59">January 2, 2013</text:date>.</text:p>
      <text:p text:style-name="P24"> </text:p>
      <text:p text:style-name="P31">________________________________________<text:line-break/>Rose Garcia, Assistant Secretary</text:p>
      <text:p text:style-name="P31">WyomingRegisteredAgent.com, Inc.</text:p>
      <text:p text:style-name="P31">Incorporator</text:p>
      <text:p text:style-name="P31"/>
      <text:p text:style-name="P39">BANK RESOLUTION </text:p>
      <text:p text:style-name="P13">OF</text:p>
      <text:p text:style-name="P13">[onshow.company_name]</text:p>
      <text:p text:style-name="P15"><text:bookmark-start text:name="CompanyName3"/>A Wyoming Corporation (hereafter “Corporation”)<text:bookmark-end text:name="CompanyName3"/></text:p>
      <text:p text:style-name="P15"/>
      <text:p text:style-name="P14">Wyoming Executive Management Corp., the undersigned, being the original director of the Corporation, having met and discussed the business herein set forth, have unanimously:</text:p>
      <text:p text:style-name="P14"/>
      <text:p text:style-name="P14">RESOLVED, that <text:bookmark text:name="Manager"/>[onshow.director_1_name], be and are hereby authorized to open a bank account in the name of this Corporation for the deposit and withdrawal of funds belonging to the Corporation.</text:p>
      <text:p text:style-name="P14"/>
      <text:p text:style-name="P16">Adopted and resolved by the Director of the Corporation this <text:date style:data-style-name="N76" text:date-value="2013-01-02T11:08:14.59">January 2, 2013</text:date>.</text:p>
      <text:p text:style-name="P17"/>
      <text:p text:style-name="P12">________________________________________<text:line-break/>Wyoming Executive Management Corp., Director</text:p>
      <text:p text:style-name="P12">Rose Garcia, Assistant Secretary</text:p>
      <text:p text:style-name="P12"/>
      <text:p text:style-name="P8"/>
      <text:p text:style-name="P5">RESIGNATION OF DIRECTOR</text:p>
      <text:p text:style-name="P6"/>
      <text:p text:style-name="P9">Wyoming Executive Management Corp. hereby resigns as director of <text:bookmark text:name="CompanyName1"/>[onshow.company_name], a Wyoming corporation, effective this _________ day of ________________________, _____________.</text:p>
      <text:p text:style-name="P7"/>
      <text:p text:style-name="P3"/>
      <text:p text:style-name="P1">By: ___________________________________________</text:p>
      <text:p text:style-name="P1">Wyoming Executive Management Corp., Director</text:p>
      <text:p text:style-name="P1">Rose Garcia, Assistant Secretar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ccffff"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WelcomePage" style:page-layout-name="Mpm2" style:next-style-name="Left_20_Page"/>
    <style:master-page style:name="Left_20_Page" style:display-name="Left Page" style:page-layout-name="Mpm3"/>
    <style:master-page style:name="Welcome_20_Page" style:display-name="Welcome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07T15:35:12.43</meta:creation-date>
    <meta:editing-duration>PT8H9M9S</meta:editing-duration>
    <meta:editing-cycles>18</meta:editing-cycles>
    <meta:generator>OpenOffice.org/3.4.1$Win32 OpenOffice.org_project/341m1$Build-9593</meta:generator>
    <meta:initial-creator>Keith Vogt</meta:initial-creator>
    <dc:date>2013-01-02T11:08:14.57</dc:date>
    <meta:printed-by>Keith Vogt</meta:printed-by>
    <meta:print-date>2011-02-20T20:34:16.93</meta:print-date>
    <meta:document-statistic meta:table-count="1" meta:image-count="0" meta:object-count="0" meta:page-count="6" meta:paragraph-count="55" meta:word-count="513" meta:character-count="3711"/>
  </office:meta>
</office:document-meta>
</file>